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для начала необходимо выбрать р или ш (р расшифровать<text:s/></text:span><text:span text:style-name="T2">;</text:span><text:span text:style-name="T3">ш шифровать )</text:span></text:p>
      <text:p text:style-name="P1"><text:span text:style-name="T3">после этого вводим симфолы только на англиском 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